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9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Assumpti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_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_1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**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-2 + 1/4*h**2)</text:p>
          </table:table-cell>
          <table:table-cell office:value-type="string" calcext:value-type="string">
            <text:p>`-7/4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atri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-7/4" office:value-type="float" office:value="-1.75" calcext:value-type="float">
            <text:p>-1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-7/4" office:value-type="float" office:value="-1.75" calcext:value-type="float">
            <text:p>-1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-7/4" office:value-type="float" office:value="-1.75" calcext:value-type="float">
            <text:p>-1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-7/4" office:value-type="float" office:value="-1.75" calcext:value-type="float">
            <text:p>-1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-7/4" office:value-type="float" office:value="-1.75" calcext:value-type="float">
            <text:p>-1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-7/4" office:value-type="float" office:value="-1.75" calcext:value-type="float">
            <text:p>-1,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-7/4" office:value-type="float" office:value="-1.75" calcext:value-type="float">
            <text:p>-1,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-7/4" office:value-type="float" office:value="-1.75" calcext:value-type="float">
            <text:p>-1,7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-7/4" office:value-type="float" office:value="-1.75" calcext:value-type="float">
            <text:p>-1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Ay=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y=A**-1*b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4:48:24.460302802</meta:creation-date>
    <meta:generator>LibreOffice/25.2.6.2$Linux_X86_64 LibreOffice_project/520$Build-2</meta:generator>
    <dc:date>2025-12-14T15:02:13.102815546</dc:date>
    <meta:editing-duration>PT13M48S</meta:editing-duration>
    <meta:editing-cycles>2</meta:editing-cycles>
    <meta:document-statistic meta:table-count="1" meta:cell-count="105" meta:object-count="0"/>
  </office:meta>
</office:document-meta>
</file>